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4.983cm"/>
    </style:style>
    <style:style style:name="co4" style:family="table-column">
      <style:table-column-properties fo:break-before="auto" style:column-width="6.29cm"/>
    </style:style>
    <style:style style:name="co5" style:family="table-column">
      <style:table-column-properties fo:break-before="auto" style:column-width="8.551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7.497cm"/>
    </style:style>
    <style:style style:name="co8" style:family="table-column">
      <style:table-column-properties fo:break-before="auto" style:column-width="7.606cm"/>
    </style:style>
    <style:style style:name="co9" style:family="table-column">
      <style:table-column-properties fo:break-before="auto" style:column-width="12.943cm"/>
    </style:style>
    <style:style style:name="co10" style:family="table-column">
      <style:table-column-properties fo:break-before="auto" style:column-width="5.092cm"/>
    </style:style>
    <style:style style:name="co11" style:family="table-column">
      <style:table-column-properties fo:break-before="auto" style:column-width="5.42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CogniCrypt">
      <style:table-properties table:display="true" style:writing-mode="lr-tb"/>
    </style:style>
    <style:style style:name="ta2" style:family="table" style:master-page-name="PageStyle_5f_CryptoGuard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gniCryp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8" table:default-cell-style-name="Default"/>
        <table:table-row table:style-name="ro1">
          <table:table-cell table:style-name="ce1" office:value-type="string" calcext:value-type="string">
            <text:p>Connectivity</text:p>
          </table:table-cell>
          <table:table-cell table:number-columns-repeated="5"/>
          <table:table-cell table:style-name="ce1" office:value-type="string" calcext:value-type="string">
            <text:p>Finances</text:p>
          </table:table-cell>
          <table:table-cell table:number-columns-repeated="5"/>
          <table:table-cell table:style-name="ce1" office:value-type="string" calcext:value-type="string">
            <text:p>Sms</text:p>
          </table:table-cell>
          <table:table-cell table:number-columns-repeated="5"/>
          <table:table-cell table:style-name="ce1" office:value-type="string" calcext:value-type="string">
            <text:p>System</text:p>
          </table:table-cell>
          <table:table-cell table:number-columns-repeated="45"/>
        </table:table-row>
        <table:table-row table:style-name="ro1">
          <table:table-cell table:style-name="ce2" office:value-type="string" calcext:value-type="string">
            <text:p>apk_name</text:p>
          </table:table-cell>
          <table:table-cell table:style-name="ce2" office:value-type="string" calcext:value-type="string">
            <text:p>libraries_with_vulnerability (total)</text:p>
          </table:table-cell>
          <table:table-cell table:style-name="ce2" office:value-type="string" calcext:value-type="string">
            <text:p>libraries_with_vulnerability (possible_external)</text:p>
          </table:table-cell>
          <table:table-cell table:style-name="ce2" office:value-type="string" calcext:value-type="string">
            <text:p>libraries_with_vulnerability (definitely_external)</text:p>
          </table:table-cell>
          <table:table-cell table:style-name="ce2" office:value-type="string" calcext:value-type="string">
            <text:p>native_libraries_with_vulnerability (total - possible_external - definitely_external)</text:p>
          </table:table-cell>
          <table:table-cell/>
          <table:table-cell table:style-name="ce2" office:value-type="string" calcext:value-type="string">
            <text:p>apk_name</text:p>
          </table:table-cell>
          <table:table-cell table:style-name="ce2" office:value-type="string" calcext:value-type="string">
            <text:p>libraries_with_vulnerability (total)</text:p>
          </table:table-cell>
          <table:table-cell table:style-name="ce2" office:value-type="string" calcext:value-type="string">
            <text:p>libraries_with_vulnerability (possible_external)</text:p>
          </table:table-cell>
          <table:table-cell table:style-name="ce2" office:value-type="string" calcext:value-type="string">
            <text:p>libraries_with_vulnerability (definitely_external)</text:p>
          </table:table-cell>
          <table:table-cell table:style-name="ce2" office:value-type="string" calcext:value-type="string">
            <text:p>native_libraries_with_vulnerability (total - possible_external - definitely_external)</text:p>
          </table:table-cell>
          <table:table-cell/>
          <table:table-cell table:style-name="ce2" office:value-type="string" calcext:value-type="string">
            <text:p>apk_name</text:p>
          </table:table-cell>
          <table:table-cell table:style-name="ce2" office:value-type="string" calcext:value-type="string">
            <text:p>libraries_with_vulnerability (total)</text:p>
          </table:table-cell>
          <table:table-cell table:style-name="ce2" office:value-type="string" calcext:value-type="string">
            <text:p>libraries_with_vulnerability (possible_external)</text:p>
          </table:table-cell>
          <table:table-cell table:style-name="ce2" office:value-type="string" calcext:value-type="string">
            <text:p>libraries_with_vulnerability (definitely_external)</text:p>
          </table:table-cell>
          <table:table-cell table:style-name="ce2" office:value-type="string" calcext:value-type="string">
            <text:p>native_libraries_with_vulnerability (total - possible_external - definitely_external)</text:p>
          </table:table-cell>
          <table:table-cell/>
          <table:table-cell table:style-name="ce2" office:value-type="string" calcext:value-type="string">
            <text:p>apk_name</text:p>
          </table:table-cell>
          <table:table-cell table:style-name="ce2" office:value-type="string" calcext:value-type="string">
            <text:p>libraries_with_vulnerability (total)</text:p>
          </table:table-cell>
          <table:table-cell table:style-name="ce2" office:value-type="string" calcext:value-type="string">
            <text:p>libraries_with_vulnerability (possible_external)</text:p>
          </table:table-cell>
          <table:table-cell table:style-name="ce2" office:value-type="string" calcext:value-type="string">
            <text:p>libraries_with_vulnerability (definitely_external)</text:p>
          </table:table-cell>
          <table:table-cell table:style-name="ce2" office:value-type="string" calcext:value-type="string">
            <text:p>native_libraries_with_vulnerability (total - possible_external - definitely_external)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com.polar.nextcloudservices_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network.ubic.ubic_7</text:p>
          </table:table-cell>
          <table:table-cell table:style-name="ce3" office:value-type="float" office:value="105" calcext:value-type="float">
            <text:p>10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ru.henridellal.dialer_1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godau.fynn.usagedirect.system_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ooo.akito.webmon_1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/>
          <table:table-cell table:style-name="ce2" office:value-type="string" calcext:value-type="string">
            <text:p>app.zeusln.zeus_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com.github.webierta.call_counter_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nfo.spotcomms.wlanbackend_2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pw.thedrhax.mosmetro_7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org.billthefarmer.currency_13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me.yardenac.comaphone_2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de.k3b.android.camerafolder_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se.manyver_11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com.vgorcum.minedmonero_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me.lucky.silence_3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om.buzbuz.smartautoclicker_1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org.asteroidos.sync_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com.soumikshah.investmenttracker_3</text:p>
          </table:table-cell>
          <table:table-cell table:style-name="ce3" office:value-type="float" office:value="163" calcext:value-type="float">
            <text:p>16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63" calcext:value-type="float">
            <text:p>163</text:p>
          </table:table-cell>
          <table:table-cell/>
          <table:table-cell table:style-name="ce2" office:value-type="string" calcext:value-type="string">
            <text:p>tech.bogomolov.incomingsmsgateway_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nc.flide.vi8_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com.tananaev.passportreader_16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/>
          <table:table-cell table:style-name="ce2" office:value-type="string" calcext:value-type="string">
            <text:p>org.jdfossapps.android.shopwithmom_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org.tether.tether_2007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com.github.muellerma.coffee_1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io.rebble.charon_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de.freewarepoint.whohasmystuff_3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at.bitfire.nophonespam_1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o.github.domi04151309.batterytool_10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dev.marchello.sharik_1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nfo.tangential.cone_2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om.serwylo.babyphone_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om.smartpack.busyboxinstaller_1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com.gaurav.avnc_7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de.bitsharesmunich.wallet_10003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opencontacts.open.com.opencontacts_23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string" calcext:value-type="string">
            <text:p>com.jkuester.unlauncher_1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com.nextcloud_cookbook_flutter_1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com.lightning.walletapp_15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com.github.tmo1.sms_ie_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om.simplemobiletools.smsmessenger_4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com.dosse.dozeoff_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om.github.samotari.cryptoterminal_1050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de.hskl.contacts_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om.termoneplus_36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org.unifiedpush.distributor.nextpush_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com.btcontract.wallet_8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4" calcext:value-type="float">
            <text:p>134</text:p>
          </table:table-cell>
          <table:table-cell/>
          <table:table-cell table:style-name="ce2" office:value-type="string" calcext:value-type="string">
            <text:p>fr.jnda.android.flashalert_1027110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om.github.olga_yakovleva.rhvoice.android_1060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me.hackerchick.sharetoinputstick_19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ru.valle.btc_260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com.pierreduchemin.smsforward_1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o.timelimit.android.aosp.direct_177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" calcext:value-type="float">
            <text:p>229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pro.oblivioncoding.fluffy_board_3311229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om.flasskamp.subz_4</text:p>
          </table:table-cell>
          <table:table-cell table:style-name="ce3" office:value-type="float" office:value="754" calcext:value-type="float">
            <text:p>7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54" calcext:value-type="float">
            <text:p>754</text:p>
          </table:table-cell>
          <table:table-cell/>
          <table:table-cell table:style-name="ce2" office:value-type="string" calcext:value-type="string">
            <text:p>org.lumicall.android_19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" calcext:value-type="float">
            <text:p>106</text:p>
          </table:table-cell>
          <table:table-cell/>
          <table:table-cell table:style-name="ce2" office:value-type="string" calcext:value-type="string">
            <text:p>co.garmax.materialflashlight_2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lu.fisch.canze_9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om.jstephan.yarc_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org.jitsi.meet_21600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com.denytheflowerpot.scrunch_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miccah.mpvremote_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co.timsmart.vouchervault_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de.schlikk.calls_10000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om.hos_dvk.easyphone.full_1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cloud.valetudo.companion_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de.schildbach.wallet_test_81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" calcext:value-type="float">
            <text:p>39</text:p>
          </table:table-cell>
          <table:table-cell/>
          <table:table-cell table:style-name="ce2" office:value-type="string" calcext:value-type="string">
            <text:p>com.simplemobiletools.contacts.pro_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com.simplemobiletools.dialer_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de.ccc.events.badge.card10_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me.kuehle.carreport_7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me.hackerchick.raisetoanswer_3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org.booncode.bluepass4_5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threads.server_272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/>
          <table:table-cell table:style-name="ce2" office:value-type="string" calcext:value-type="string">
            <text:p>com.money.manager.ex_100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x.ring_32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com.looker.droidify_4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io.homeassistant.companion.android.minimal_181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io.horizontalsystems.bankwallet_52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Média: 11.7</text:p>
          </table:table-cell>
          <table:table-cell office:value-type="string" calcext:value-type="string">
            <text:p>Média: 2.36</text:p>
          </table:table-cell>
          <table:table-cell office:value-type="string" calcext:value-type="string">
            <text:p>Média: 1</text:p>
          </table:table-cell>
          <table:table-cell office:value-type="string" calcext:value-type="string">
            <text:p>Média: 8.3</text:p>
          </table:table-cell>
          <table:table-cell/>
          <table:table-cell table:style-name="ce2" office:value-type="string" calcext:value-type="string">
            <text:p>kuesji.link_eye_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com.coboltforge.dontmind.multivnc_8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om.coinerella.peercoin_6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esvio P: 31.67</text:p>
          </table:table-cell>
          <table:table-cell office:value-type="string" calcext:value-type="string">
            <text:p>Desvio P: 7.78</text:p>
          </table:table-cell>
          <table:table-cell office:value-type="string" calcext:value-type="string">
            <text:p>Desvio P: 3.59</text:p>
          </table:table-cell>
          <table:table-cell office:value-type="string" calcext:value-type="string">
            <text:p>Desvio P: 24.1</text:p>
          </table:table-cell>
          <table:table-cell/>
          <table:table-cell table:style-name="ce2" office:value-type="string" calcext:value-type="string">
            <text:p>com.jens.automation2_1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com.tailscale.ipn_8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om.minimalisticapps.priceconverter_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Variância: 1003.03</text:p>
          </table:table-cell>
          <table:table-cell office:value-type="string" calcext:value-type="string">
            <text:p>Variância: 60.54</text:p>
          </table:table-cell>
          <table:table-cell office:value-type="string" calcext:value-type="string">
            <text:p>Variância: 12.94</text:p>
          </table:table-cell>
          <table:table-cell office:value-type="string" calcext:value-type="string">
            <text:p>Variância: 585.4</text:p>
          </table:table-cell>
          <table:table-cell/>
          <table:table-cell table:style-name="ce2" office:value-type="string" calcext:value-type="string">
            <text:p>us.spotco.extirpater_2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de.selfnet.wifisetup_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om.hykwok.CurrencyConverter_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io.github.muntashirakon.unapkm_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net.christianbeier.droidvnc_ng_9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/>
          <table:table-cell table:style-name="ce2" office:value-type="string" calcext:value-type="string">
            <text:p>net.taler.cashier_1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com.punksta.apps.volumecontrol_3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xdsopl.robot36_4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om.repay.android_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net.tjado.usbgadget_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com.dosse.airpods_1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de.blocklink.pigrid_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com.example.TTime_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com.hearham.repeaterstart_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net.alaindonesia.silectric_122016121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moe.dic1911.autodnd_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net.ibbaa.keepitup_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de.langerhans.wallet_40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7"/>
          <table:table-cell table:style-name="ce2" office:value-type="string" calcext:value-type="string">
            <text:p>com.oasisfeng.island.fdroid_5160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com.dx.anonymousmessenger_4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/>
          <table:table-cell table:style-name="ce2" office:value-type="string" calcext:value-type="string">
            <text:p>com.brentpanther.litecoinwidget_2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com.activitymanager_41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com.pato05.uploadgram_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om.oriondev.moneywallet_7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7"/>
          <table:table-cell table:style-name="ce2" office:value-type="string" calcext:value-type="string">
            <text:p>com.smartpack.scriptmanager_4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org.unifiedpush.example_1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protect.gift_card_guard_6</text:p>
          </table:table-cell>
          <table:table-cell table:style-name="ce3" office:value-type="float" office:value="556" calcext:value-type="float">
            <text:p>55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number-columns-repeated="7"/>
          <table:table-cell table:style-name="ce2" office:value-type="string" calcext:value-type="string">
            <text:p>com.klee.volumelockr_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de.jbservices.nc_passwords_app_2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1" calcext:value-type="float">
            <text:p>271</text:p>
          </table:table-cell>
          <table:table-cell/>
          <table:table-cell table:style-name="ce2" office:value-type="string" calcext:value-type="string">
            <text:p>hashengineering.groestlcoin.wallet_8140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7"/>
          <table:table-cell table:style-name="ce2" office:value-type="string" calcext:value-type="string">
            <text:p>com.simplemobiletools.voicerecorder_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net.dcnnt_2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com.brentpanther.bitcoinwidget_28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/>
          <table:table-cell table:style-name="ce2" office:value-type="string" calcext:value-type="string">
            <text:p>org.irmacard.cardemu_13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om.sstvencoder_26</text:p>
          </table:table-cell>
          <table:table-cell table:style-name="ce3" office:value-type="float" office:value="102" calcext:value-type="float">
            <text:p>10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2" calcext:value-type="float">
            <text:p>102</text:p>
          </table:table-cell>
          <table:table-cell/>
          <table:table-cell table:style-name="ce2" office:value-type="string" calcext:value-type="string">
            <text:p>com.marv42.ebt.newnote_5300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7"/>
          <table:table-cell table:style-name="ce2" office:value-type="string" calcext:value-type="string">
            <text:p>kasun.sinhala.keyboard_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threads.thor_100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/>
          <table:table-cell table:style-name="ce2" office:value-type="string" calcext:value-type="string">
            <text:p>com.greenaddress.abcore_77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7"/>
          <table:table-cell table:style-name="ce2" office:value-type="string" calcext:value-type="string">
            <text:p>bluepie.ad_silence_1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com.fmsys.snapdrop_1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de.cryptobitch.muelli.vouchercalc_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com.sunilpaulmathew.debloater_2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de.j4velin.wifiAutoOff_191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om.greenaddress.greenbits_android_wallet_22000376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7"/>
          <table:table-cell table:style-name="ce2" office:value-type="string" calcext:value-type="string">
            <text:p>taco.scoop_3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com.wa2c.android.cifsdocumentsprovider_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/>
          <table:table-cell table:style-name="ce2" office:value-type="string" calcext:value-type="string">
            <text:p>com.veken0m.bitcoinium_48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/>
          <table:table-cell table:style-name="ce2" office:value-type="string" calcext:value-type="string">
            <text:p>com.oF2pks.chairlock_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de.tu_chemnitz.wlan_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com.blogspot.e_kanivets.moneytracker_36</text:p>
          </table:table-cell>
          <table:table-cell table:style-name="ce3" office:value-type="float" office:value="763" calcext:value-type="float">
            <text:p>76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number-columns-repeated="7"/>
          <table:table-cell table:style-name="ce2" office:value-type="string" calcext:value-type="string">
            <text:p>com.szchoiceway.aios.bridge_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com.genonbeta.TrebleShot_104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/>
          <table:table-cell table:style-name="ce2" office:value-type="string" calcext:value-type="string">
            <text:p>org.walleth_514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7"/>
          <table:table-cell table:style-name="ce2" office:value-type="string" calcext:value-type="string">
            <text:p>com.github.rsteube.t4_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dk.kjeldsen.carwingsflutter_193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ee.smkv.calc.loan_5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rocks.tbog.tblauncher_3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it.danieleverducci.nextcloudmaps_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com.pvcodes.debtcalc_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com.machiav3lli.backup_700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com.matejdro.pebbledialer_4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com.notriddle.budget_4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com.mirfatif.permissionmanagerx_111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net.mullvad.mullvadvpn_2101009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om.rehanced.lunary_3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7"/>
          <table:table-cell table:style-name="ce2" office:value-type="string" calcext:value-type="string">
            <text:p>com.smartpack.kernelprofiler_1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com.fr3ts0n.ecu.gui.androbd_2050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net.taler.wallet.fdroid_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de.lukaspieper.gcam.services_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com.vrem.wifianalyzer_5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ivl.android.moneybalance_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com.smartpack.kernelmanager_17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com.app.missednotificationsreminder_20106052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com.fproject.cryptolitycs_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com.smartpack.packagemanager_5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tech.platypush.platypush_100010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protect.budgetwatch_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/>
          <table:table-cell table:style-name="ce2" office:value-type="string" calcext:value-type="string">
            <text:p>io.github.muntashirakon.setedit_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org.strongswan.android_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om.ecuamobi.deckwallet_10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mattecarra.accapp_3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com.jeroen1602.lighthouse_pm_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om.emmanuelmess.simpleaccounting_2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io.github.sds100.keymapper_50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com.fr3ts0n.androbd.plugin.gpsprovider_1010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fr.corenting.convertisseureurofranc_18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7"/>
          <table:table-cell table:style-name="ce2" office:value-type="string" calcext:value-type="string">
            <text:p>com.github.muellerma.prepaidbalance_1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de.seemoo.at_tracking_detection_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com.simpledecredwidget_3</text:p>
          </table:table-cell>
          <table:table-cell table:style-name="ce3" office:value-type="float" office:value="111" calcext:value-type="float">
            <text:p>1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1" calcext:value-type="float">
            <text:p>111</text:p>
          </table:table-cell>
          <table:table-cell table:number-columns-repeated="7"/>
          <table:table-cell table:style-name="ce2" office:value-type="string" calcext:value-type="string">
            <text:p>io.github.yoshi1123.adbio_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aq.metallists.loudbang_4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mendes.com.analyticalbalancedroid_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dev.patrickgold.florisboard_5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org.alberto97.ouilookup_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net.bitconomy.ckpoolwatcher_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eu.roggstar.luigithehunter.batterycalibrate_1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io.github.powerinside.syncplay_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de.salomax.currencies_1100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7"/>
          <table:table-cell table:style-name="ce2" office:value-type="string" calcext:value-type="string">
            <text:p>com.hwloc.lstopo_265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at.h4x.metaapp_1010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nitezh.ministock_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/>
          <table:table-cell table:style-name="ce2" office:value-type="string" calcext:value-type="string">
            <text:p>luke.launcher_2000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Média: 21.9</text:p>
          </table:table-cell>
          <table:table-cell office:value-type="string" calcext:value-type="string">
            <text:p>Média: 2.3</text:p>
          </table:table-cell>
          <table:table-cell office:value-type="string" calcext:value-type="string">
            <text:p>Média: 2.4</text:p>
          </table:table-cell>
          <table:table-cell office:value-type="string" calcext:value-type="string">
            <text:p>Média: 17.1</text:p>
          </table:table-cell>
          <table:table-cell/>
          <table:table-cell table:style-name="ce2" office:value-type="string" calcext:value-type="string">
            <text:p>org.tryton.client_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/>
          <table:table-cell table:style-name="ce2" office:value-type="string" calcext:value-type="string">
            <text:p>godau.fynn.usagedirect_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Desvio P: 43.8</text:p>
          </table:table-cell>
          <table:table-cell office:value-type="string" calcext:value-type="string">
            <text:p>Desvio P: 10.3</text:p>
          </table:table-cell>
          <table:table-cell office:value-type="string" calcext:value-type="string">
            <text:p>Desvio P: 6.1</text:p>
          </table:table-cell>
          <table:table-cell office:value-type="string" calcext:value-type="string">
            <text:p>Desvio P: 42.8</text:p>
          </table:table-cell>
          <table:table-cell/>
          <table:table-cell table:style-name="ce2" office:value-type="string" calcext:value-type="string">
            <text:p>ademar.bitac_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/>
          <table:table-cell table:style-name="ce2" office:value-type="string" calcext:value-type="string">
            <text:p>com.svenjacobs.app.leon_22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Variância: 1919.8</text:p>
          </table:table-cell>
          <table:table-cell office:value-type="string" calcext:value-type="string">
            <text:p>Variância: 107.8</text:p>
          </table:table-cell>
          <table:table-cell office:value-type="string" calcext:value-type="string">
            <text:p>Variância: 38.2</text:p>
          </table:table-cell>
          <table:table-cell office:value-type="string" calcext:value-type="string">
            <text:p>Variância: 1831.9</text:p>
          </table:table-cell>
          <table:table-cell/>
          <table:table-cell table:style-name="ce2" office:value-type="string" calcext:value-type="string">
            <text:p>net.eneiluj.moneybuster_3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7"/>
          <table:table-cell table:style-name="ce2" office:value-type="string" calcext:value-type="string">
            <text:p>pro.rudloff.search_to_browser_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number-columns-repeated="6"/>
          <table:table-cell table:style-name="ce2" office:value-type="string" calcext:value-type="string">
            <text:p>com.invoiceninja.app_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com.vincent_falzon.discreetlauncher_4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number-columns-repeated="6"/>
          <table:table-cell table:style-name="ce2" office:value-type="string" calcext:value-type="string">
            <text:p>com.cohenchris.weeklybudget_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com.vincent_falzon.discreetlauncher_44 (1)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number-columns-repeated="6"/>
          <table:table-cell table:style-name="ce2" office:value-type="string" calcext:value-type="string">
            <text:p>org.ebur.debitum_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/>
          <table:table-cell table:style-name="ce2" office:value-type="string" calcext:value-type="string">
            <text:p>name.lmj001.savetodevice_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number-columns-repeated="6"/>
          <table:table-cell table:style-name="ce2" office:value-type="string" calcext:value-type="string">
            <text:p>com.ebaschiera.triplecamel_1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io.github.subhamtyagi.lastlauncher_1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number-columns-repeated="6"/>
          <table:table-cell table:style-name="ce2" office:value-type="string" calcext:value-type="string">
            <text:p>com.mattallen.loaned_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Média: 10.09</text:p>
          </table:table-cell>
          <table:table-cell office:value-type="string" calcext:value-type="string">
            <text:p>Média: 0.93</text:p>
          </table:table-cell>
          <table:table-cell office:value-type="string" calcext:value-type="string">
            <text:p>Média: 0.36</text:p>
          </table:table-cell>
          <table:table-cell office:value-type="string" calcext:value-type="string">
            <text:p>Média: 8.79</text:p>
          </table:table-cell>
          <table:table-cell table:number-columns-repeated="41"/>
        </table:table-row>
        <table:table-row table:style-name="ro1">
          <table:table-cell table:number-columns-repeated="6"/>
          <table:table-cell table:style-name="ce2" office:value-type="string" calcext:value-type="string">
            <text:p>de.chaosdorf.meteroid_4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Desvio P: 33.01</text:p>
          </table:table-cell>
          <table:table-cell office:value-type="string" calcext:value-type="string">
            <text:p>Desvio P: 3.74</text:p>
          </table:table-cell>
          <table:table-cell office:value-type="string" calcext:value-type="string">
            <text:p>Desvio P: 1.28</text:p>
          </table:table-cell>
          <table:table-cell office:value-type="string" calcext:value-type="string">
            <text:p>Desvio P: 31.82</text:p>
          </table:table-cell>
          <table:table-cell table:number-columns-repeated="41"/>
        </table:table-row>
        <table:table-row table:style-name="ro1">
          <table:table-cell table:number-columns-repeated="6"/>
          <table:table-cell table:style-name="ce2" office:value-type="string" calcext:value-type="string">
            <text:p>com.nanoconverter.zlab_3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Variância: 1090.2</text:p>
          </table:table-cell>
          <table:table-cell office:value-type="string" calcext:value-type="string">
            <text:p>Variância: 14.05</text:p>
          </table:table-cell>
          <table:table-cell office:value-type="string" calcext:value-type="string">
            <text:p>Variância: 1.66</text:p>
          </table:table-cell>
          <table:table-cell office:value-type="string" calcext:value-type="string">
            <text:p>Variância: 1012.5</text:p>
          </table:table-cell>
          <table:table-cell table:number-columns-repeated="41"/>
        </table:table-row>
        <table:table-row table:style-name="ro1">
          <table:table-cell table:number-columns-repeated="6"/>
          <table:table-cell table:style-name="ce2" office:value-type="string" calcext:value-type="string">
            <text:p>com.eletac.tronwallet_37</text:p>
          </table:table-cell>
          <table:table-cell table:style-name="ce3" office:value-type="float" office:value="543" calcext:value-type="float">
            <text:p>54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de.k4ever.k4android_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com.arduia.expense_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org.elijaxapps.androidxmrigminer_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com.alaskalinuxuser.justcraigslist_1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org.dash.electrum.electrum_dash_40105000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de.cloneapps.crypto_prices_2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hashengineering.groestlcoin.wallet_test_8140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protect.rentalcalc_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mobi.boilr.boilr_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de.drhoffmannsoft.pizza_1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org.weilbach.splitbills_2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org.secuso.privacyfriendlyfinancemanager_4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wb.receiptspro_1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app.crescentcash.src_12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de.koelle.christian.trickytripper_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org.billthefarmer.specie_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com.toxtox.philosopherstonewidget_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com.decred.decredaddressscanner_1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com.outdoordevs.ellaism.wallet_35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net.nitratine.priceperunit_1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net.ktnx.mobileledger_4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eu.uwot.fabio.altcoinprices_8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me.hackerchick.catima_9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org.moparisthebest.pageplus_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de.schildbach.wallet_81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com.xvzan.simplemoneytracker_2020072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org.encointer.wallet_8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com.github.samotari.paynoway_2010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com.lako.walletcount_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com.igisw.openmoneybox_4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com.nishantboro.splititeasy_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net.taler.merchantpos_2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com.cosmos.candle_6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protect.card_locker_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com.brentpanther.bitcoincashwidget_2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io.bluewallet.bluewallet_6020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com.brentpanther.ethereumwidget_3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de.php_tech.piggybudget_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at.zweng.bankomatinfos2_1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com.pvpc.precio_luz_2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6"/>
          <table:table-cell table:style-name="ce2" office:value-type="string" calcext:value-type="string">
            <text:p>org.safecoin.safeprice_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7"/>
          <table:table-cell office:value-type="string" calcext:value-type="string">
            <text:p>Média: 46.4</text:p>
          </table:table-cell>
          <table:table-cell office:value-type="string" calcext:value-type="string">
            <text:p>Média: 2.8</text:p>
          </table:table-cell>
          <table:table-cell office:value-type="string" calcext:value-type="string">
            <text:p>Média: 7.5</text:p>
          </table:table-cell>
          <table:table-cell office:value-type="string" calcext:value-type="string">
            <text:p>Média: 35.9</text:p>
          </table:table-cell>
          <table:table-cell table:number-columns-repeated="53"/>
        </table:table-row>
        <table:table-row table:style-name="ro2">
          <table:table-cell table:number-columns-repeated="7"/>
          <table:table-cell office:value-type="string" calcext:value-type="string">
            <text:p>Desvio P: 132.06</text:p>
          </table:table-cell>
          <table:table-cell office:value-type="string" calcext:value-type="string">
            <text:p>Desvio P: 10.8</text:p>
          </table:table-cell>
          <table:table-cell office:value-type="string" calcext:value-type="string">
            <text:p>Desvio P: 41.8</text:p>
          </table:table-cell>
          <table:table-cell office:value-type="string" calcext:value-type="string">
            <text:p>Desvio P: 126.07</text:p>
          </table:table-cell>
          <table:table-cell table:number-columns-repeated="53"/>
        </table:table-row>
        <table:table-row table:style-name="ro2">
          <table:table-cell table:number-columns-repeated="7"/>
          <table:table-cell office:value-type="string" calcext:value-type="string">
            <text:p>Variância: 17439.9</text:p>
          </table:table-cell>
          <table:table-cell office:value-type="string" calcext:value-type="string">
            <text:p>Variância: 118.2</text:p>
          </table:table-cell>
          <table:table-cell office:value-type="string" calcext:value-type="string">
            <text:p>Variância: 1747.7</text:p>
          </table:table-cell>
          <table:table-cell office:value-type="string" calcext:value-type="string">
            <text:p>Variância: 15895.3</text:p>
          </table:table-cell>
          <table:table-cell table:number-columns-repeated="53"/>
        </table:table-row>
        <table:table-row table:style-name="ro2" table:number-rows-repeated="104846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ryptoGuard" table:style-name="ta2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" table:number-columns-repeated="1007" table:default-cell-style-name="Default"/>
        <table:table-row table:style-name="ro3">
          <table:table-cell table:style-name="ce1" office:value-type="string" calcext:value-type="string">
            <text:p>Connectivity</text:p>
          </table:table-cell>
          <table:table-cell table:number-columns-repeated="5"/>
          <table:table-cell table:style-name="ce1" office:value-type="string" calcext:value-type="string">
            <text:p>Finances</text:p>
          </table:table-cell>
          <table:table-cell table:number-columns-repeated="5"/>
          <table:table-cell table:style-name="ce1" office:value-type="string" calcext:value-type="string">
            <text:p>Sms</text:p>
          </table:table-cell>
          <table:table-cell table:number-columns-repeated="5"/>
          <table:table-cell table:style-name="ce1" office:value-type="string" calcext:value-type="string">
            <text:p>System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apk_name</text:p>
          </table:table-cell>
          <table:table-cell office:value-type="string" calcext:value-type="string">
            <text:p>libraries_with_vulnerability (total)</text:p>
          </table:table-cell>
          <table:table-cell office:value-type="string" calcext:value-type="string">
            <text:p>libraries_with_vulnerability (possible_external)</text:p>
          </table:table-cell>
          <table:table-cell office:value-type="string" calcext:value-type="string">
            <text:p>libraries_with_vulnerability (definitely_external)</text:p>
          </table:table-cell>
          <table:table-cell office:value-type="string" calcext:value-type="string">
            <text:p><text:s/>native_libraries_with_vulnerability (total - possible_external - definitely_external)</text:p>
          </table:table-cell>
          <table:table-cell/>
          <table:table-cell table:style-name="ce1" office:value-type="string" calcext:value-type="string">
            <text:p>apk_name</text:p>
          </table:table-cell>
          <table:table-cell office:value-type="string" calcext:value-type="string">
            <text:p>libraries_with_vulnerability (total)</text:p>
          </table:table-cell>
          <table:table-cell office:value-type="string" calcext:value-type="string">
            <text:p>libraries_with_vulnerability (possible_external)</text:p>
          </table:table-cell>
          <table:table-cell office:value-type="string" calcext:value-type="string">
            <text:p>libraries_with_vulnerability (definitely_external)</text:p>
          </table:table-cell>
          <table:table-cell office:value-type="string" calcext:value-type="string">
            <text:p><text:s/>native_libraries_with_vulnerability (total - possible_external - definitely_external)</text:p>
          </table:table-cell>
          <table:table-cell/>
          <table:table-cell table:style-name="ce1" office:value-type="string" calcext:value-type="string">
            <text:p>apk_name</text:p>
          </table:table-cell>
          <table:table-cell office:value-type="string" calcext:value-type="string">
            <text:p>libraries_with_vulnerability (total)</text:p>
          </table:table-cell>
          <table:table-cell office:value-type="string" calcext:value-type="string">
            <text:p>libraries_with_vulnerability (possible_external)</text:p>
          </table:table-cell>
          <table:table-cell office:value-type="string" calcext:value-type="string">
            <text:p>libraries_with_vulnerability (definitely_external)</text:p>
          </table:table-cell>
          <table:table-cell office:value-type="string" calcext:value-type="string">
            <text:p><text:s/>native_libraries_with_vulnerability (total - possible_external - definitely_external)</text:p>
          </table:table-cell>
          <table:table-cell/>
          <table:table-cell table:style-name="ce2" office:value-type="string" calcext:value-type="string">
            <text:p>apk_name</text:p>
          </table:table-cell>
          <table:table-cell office:value-type="string" calcext:value-type="string">
            <text:p>libraries_with_vulnerability (total)</text:p>
          </table:table-cell>
          <table:table-cell office:value-type="string" calcext:value-type="string">
            <text:p>libraries_with_vulnerability (possible_external)</text:p>
          </table:table-cell>
          <table:table-cell office:value-type="string" calcext:value-type="string">
            <text:p>libraries_with_vulnerability (definitely_external)</text:p>
          </table:table-cell>
          <table:table-cell office:value-type="string" calcext:value-type="string">
            <text:p><text:s/>native_libraries_with_vulnerability (total - possible_external - definitely_external)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com.app.missednotificationsreminder_201060522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io.horizontalsystems.bankwallet_52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office:value-type="string" calcext:value-type="string">
            <text:p>org.tether.tether_20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om.denytheflowerpot.scrunch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net.ibbaa.keepitup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fr.corenting.convertisseureurofranc_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me.yardenac.comaphone_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me.zhanghai.android.files_2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com.wa2c.android.cifsdocumentsprovider_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" office:value-type="string" calcext:value-type="string">
            <text:p>com.minimalisticapps.priceconverter_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me.lucky.silence_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pro.rudloff.search_to_browser_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org.unifiedpush.distributor.noprovider2push_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string" calcext:value-type="string">
            <text:p>nitezh.ministock_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ru.henridellal.dialer_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om.buzbuz.smartautoclicker_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xdsopl.robot36_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de.schildbach.wallet_8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org.lumicall.android_19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2" office:value-type="string" calcext:value-type="string">
            <text:p>com.hwloc.lstopo_2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com.tananaev.passportreader_16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1" office:value-type="string" calcext:value-type="string">
            <text:p>com.ebaschiera.triplecamel_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t.bitfire.nophonespam_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om.smartpack.packagemanager_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io.treehouses.remote_609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com.ecuamobi.deckwallet_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dummydomain.yetanothercallblocker_517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com.svenjacobs.app.leon_2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io.rebble.charon_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pp.zeusln.zeus_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string" calcext:value-type="string">
            <text:p>com.github.tmo1.sms_ie_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com.github.olga_yakovleva.rhvoice.android_106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aq.metallists.loudbang_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om.alaskalinuxuser.justcraigslist_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org.jitsi.meet_21600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org.irmacard.cardemu_1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org.unifiedpush.distributor.nextpush_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co.timsmart.vouchervault_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opencontacts.open.com.opencontacts_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rocks.tbog.tblauncher_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com.fr3ts0n.androbd.plugin.gpsprovider_1010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om.decred.decredaddressscanner_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com.serwylo.babyphone_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com.machiav3lli.backup_70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com.fmsys.snapdrop_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app.crescentcash.src_12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" office:value-type="string" calcext:value-type="string">
            <text:p>tech.bogomolov.incomingsmsgateway_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om.oF2pks.chairlock_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com.dx.anonymousmessenger_4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com.github.samotari.paynoway_20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om.pierreduchemin.smsforward_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com.simplemobiletools.voicerecorder_1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ooo.akito.webmon_1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 office:value-type="string" calcext:value-type="string">
            <text:p>net.bitconomy.ckpoolwatcher_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de.schlikk.calls_10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kuesji.link_eye_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com.polar.nextcloudservices_1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om.rehanced.lunary_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fr.jnda.android.flashalert_102711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inc.flide.vi8_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com.pato05.uploadgram_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mendes.com.analyticalbalancedroid_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om.simplemobiletools.contacts.pro_8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com.smartpack.kernelprofiler_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it.danieleverducci.nextcloudmaps_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com.arduia.expense_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com.github.webierta.call_counter_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om.hos_dvk.easyphone.full_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miccah.mpvremote_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com.brentpanther.litecoinwidget_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me.hackerchick.raisetoanswer_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com.szchoiceway.aios.bridge_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de.ccc.events.badge.card10_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de.cryptobitch.muelli.vouchercalc_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de.hskl.contacts_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eu.roggstar.luigithehunter.batterycalibrate_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de.seemoo.at_tracking_detection_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com.simpledecredwidget_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édia: 9</text:p>
          </table:table-cell>
          <table:table-cell office:value-type="string" calcext:value-type="string">
            <text:p>Média: 0.78</text:p>
          </table:table-cell>
          <table:table-cell office:value-type="string" calcext:value-type="string">
            <text:p>Média: 2.73</text:p>
          </table:table-cell>
          <table:table-cell office:value-type="string" calcext:value-type="string">
            <text:p>Média: 5.47</text:p>
          </table:table-cell>
          <table:table-cell/>
          <table:table-cell table:style-name="ce2" office:value-type="string" calcext:value-type="string">
            <text:p>com.github.muellerma.coffee_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org.unifiedpush.example_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org.secuso.privacyfriendlyfinancemanager_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svio P: 18.72</text:p>
          </table:table-cell>
          <table:table-cell office:value-type="string" calcext:value-type="string">
            <text:p>Desvio P: 2.09</text:p>
          </table:table-cell>
          <table:table-cell office:value-type="string" calcext:value-type="string">
            <text:p>Desvio P: 5.66</text:p>
          </table:table-cell>
          <table:table-cell office:value-type="string" calcext:value-type="string">
            <text:p>Desvio P: 16.22</text:p>
          </table:table-cell>
          <table:table-cell/>
          <table:table-cell table:style-name="ce2" office:value-type="string" calcext:value-type="string">
            <text:p>ie.defo.ech_apps_1014003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de.selfnet.wifisetup_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org.encointer.wallet_8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Variância: 350.6</text:p>
          </table:table-cell>
          <table:table-cell office:value-type="string" calcext:value-type="string">
            <text:p>Variância: 4.37</text:p>
          </table:table-cell>
          <table:table-cell office:value-type="string" calcext:value-type="string">
            <text:p>Variância: 32.08</text:p>
          </table:table-cell>
          <table:table-cell office:value-type="string" calcext:value-type="string">
            <text:p>Variância: 263.19</text:p>
          </table:table-cell>
          <table:table-cell/>
          <table:table-cell table:style-name="ce2" office:value-type="string" calcext:value-type="string">
            <text:p>com.klee.volumelockr_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com.example.flutter_http_server_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com.coinerella.peercoin_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kasun.sinhala.keyboard_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io.github.powerinside.syncplay_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net.eneiluj.moneybuster_3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 office:value-type="string" calcext:value-type="string">
            <text:p>ch.rmy.android.http_shortcuts_110212000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com.vrem.wifianalyzer_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org.billthefarmer.currency_1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mattecarra.accapp_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com.nextcloud_cookbook_flutter_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om.pvcodes.debtcalc_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 office:value-type="string" calcext:value-type="string">
            <text:p>dev.patrickgold.florisboard_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threads.server_2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1" office:value-type="string" calcext:value-type="string">
            <text:p>de.php_tech.piggybudget_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 office:value-type="string" calcext:value-type="string">
            <text:p>com.smartpack.scriptmanager_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com.tailscale.ipn_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om.brentpanther.bitcoincashwidget_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 office:value-type="string" calcext:value-type="string">
            <text:p>com.oasisfeng.island.fdroid_516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de.jbservices.nc_passwords_app_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net.taler.cashier_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 office:value-type="string" calcext:value-type="string">
            <text:p>io.github.sds100.keymapper_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com.hearham.repeaterstart_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de.k4ever.k4android_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 office:value-type="string" calcext:value-type="string">
            <text:p>io.github.muntashirakon.AppManager_39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om.sstvencoder_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om.nishantboro.splititeasy_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taco.scoop_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com.coboltforge.dontmind.multivnc_8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com.eletac.tronwallet_37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7"/>
          <table:table-cell table:style-name="ce2" office:value-type="string" calcext:value-type="string">
            <text:p>com.simplemobiletools.dialer_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dev.marchello.sharik_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de.koelle.christian.trickytripper_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 office:value-type="string" calcext:value-type="string">
            <text:p>io.github.muntashirakon.setedit_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de.j4velin.wifiAutoOff_19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om.greenaddress.greenbits_android_wallet_2200037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2" office:value-type="string" calcext:value-type="string">
            <text:p>com.punksta.apps.volumecontrol_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net.christianbeier.droidvnc_ng_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om.blogspot.e_kanivets.moneytracker_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 office:value-type="string" calcext:value-type="string">
            <text:p>io.github.muntashirakon.unapkm_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com.matejdro.pebbledialer_4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ivl.android.moneybalance_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com.smartpack.kernelmanager_1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pw.thedrhax.mosmetro_7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hashengineering.groestlcoin.wallet_814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 office:value-type="string" calcext:value-type="string">
            <text:p>com.github.muellerma.prepaidbalance_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cloud.valetudo.companion_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de.langerhans.wallet_40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 office:value-type="string" calcext:value-type="string">
            <text:p>moe.dic1911.autodnd_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net.mullvad.mullvadvpn_210100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org.moparisthebest.pageplus_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godau.fynn.usagedirect.system_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pro.oblivioncoding.fluffy_board_3311229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ee.smkv.calc.loan_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godau.fynn.usagedirect_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org.pacien.tincapp_3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office:value-type="string" calcext:value-type="string">
            <text:p>net.taler.wallet.fdroid_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 office:value-type="string" calcext:value-type="string">
            <text:p>com.vincent_falzon.discreetlauncher_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me.hackerchick.sharetoinputstick_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ademar.bitac_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 office:value-type="string" calcext:value-type="string">
            <text:p>io.github.subhamtyagi.lastlauncher_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org.alberto97.ouilookup_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ru.valle.btc_26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 office:value-type="string" calcext:value-type="string">
            <text:p>com.smartpack.busyboxinstaller_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threads.thor_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1" office:value-type="string" calcext:value-type="string">
            <text:p>com.veken0m.bitcoinium_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luke.launcher_200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com.jeroen1602.lighthouse_pm_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de.schildbach.wallet_test_8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 office:value-type="string" calcext:value-type="string">
            <text:p>com.termoneplus_3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tech.platypush.platypush_1000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org.weilbach.splitbills_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 office:value-type="string" calcext:value-type="string">
            <text:p>us.spotco.extirpater_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at.h4x.metaapp_1010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de.cloneapps.crypto_prices_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 office:value-type="string" calcext:value-type="string">
            <text:p>io.timelimit.android.aosp.direct_17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com.dosse.dozeoff_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org.ebur.debitum_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 office:value-type="string" calcext:value-type="string">
            <text:p>com.mirfatif.permissionmanagerx_1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com.genonbeta.TrebleShot_1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1" office:value-type="string" calcext:value-type="string">
            <text:p>com.github.samotari.cryptoterminal_105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com.jkuester.unlauncher_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lu.fisch.canze_9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om.brentpanther.bitcoinwidget_28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2" office:value-type="string" calcext:value-type="string">
            <text:p>net.tjado.usbgadget_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org.strongswan.android_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org.billthefarmer.specie_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bluepie.ad_silence_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com.fr3ts0n.ecu.gui.androbd_205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com.money.manager.ex_100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 office:value-type="string" calcext:value-type="string">
            <text:p>de.k3b.android.camerafolder_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se.manyver_1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com.emmanuelmess.simpleaccounting_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info.spotcomms.wlanbackend_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im.status.ethereum_202110211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1" office:value-type="string" calcext:value-type="string">
            <text:p>com.outdoordevs.ellaism.wallet_35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 office:value-type="string" calcext:value-type="string">
            <text:p>io.github.domi04151309.batterytool_1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com.gaurav.avnc_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om.repay.android_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com.simplemobiletools.smsmessenger_4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dk.kjeldsen.carwingsflutter_19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com.soumikshah.investmenttracker_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 office:value-type="string" calcext:value-type="string">
            <text:p>io.github.yoshi1123.adbio_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net.sylvek.itracing2_8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de.chaosdorf.meteroid_4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com.sunilpaulmathew.debloater_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com.dosse.airpods_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om.btcontract.wallet_86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 office:value-type="string" calcext:value-type="string">
            <text:p>co.garmax.materialflashlight_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de.tu_chemnitz.wlan_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om.notriddle.budget_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com.github.rsteube.t4_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org.asteroidos.sync_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org.safecoin.safeprice_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com.activitymanager_4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org.ostrya.presencepublisher_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net.alaindonesia.silectric_12201612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org.booncode.bluepass4_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Média: 15.1</text:p>
          </table:table-cell>
          <table:table-cell office:value-type="string" calcext:value-type="string">
            <text:p>Média: 0.73</text:p>
          </table:table-cell>
          <table:table-cell office:value-type="string" calcext:value-type="string">
            <text:p>Média: 5.21</text:p>
          </table:table-cell>
          <table:table-cell office:value-type="string" calcext:value-type="string">
            <text:p>Média: 9.22</text:p>
          </table:table-cell>
          <table:table-cell/>
          <table:table-cell table:style-name="ce1" office:value-type="string" calcext:value-type="string">
            <text:p>com.greenaddress.abcore_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 office:value-type="string" calcext:value-type="string">
            <text:p>de.lukaspieper.gcam.services_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Desvio P: 25.62</text:p>
          </table:table-cell>
          <table:table-cell office:value-type="string" calcext:value-type="string">
            <text:p>Desvio P: 2.17</text:p>
          </table:table-cell>
          <table:table-cell office:value-type="string" calcext:value-type="string">
            <text:p>Desvio P: 9.91</text:p>
          </table:table-cell>
          <table:table-cell office:value-type="string" calcext:value-type="string">
            <text:p>Desvio P: 18.7</text:p>
          </table:table-cell>
          <table:table-cell/>
          <table:table-cell table:style-name="ce1" office:value-type="string" calcext:value-type="string">
            <text:p>com.cosmos.candle_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 office:value-type="string" calcext:value-type="string">
            <text:p>name.lmj001.savetodevice_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Variância: 656.6</text:p>
          </table:table-cell>
          <table:table-cell office:value-type="string" calcext:value-type="string">
            <text:p>Variância: 4.71</text:p>
          </table:table-cell>
          <table:table-cell office:value-type="string" calcext:value-type="string">
            <text:p>Variância: 98.3</text:p>
          </table:table-cell>
          <table:table-cell office:value-type="string" calcext:value-type="string">
            <text:p>Variância: 352.4</text:p>
          </table:table-cell>
          <table:table-cell/>
          <table:table-cell table:style-name="ce1" office:value-type="string" calcext:value-type="string">
            <text:p>org.jdfossapps.android.shopwithmom_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 office:value-type="string" calcext:value-type="string">
            <text:p>com.example.TTime_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number-columns-repeated="6"/>
          <table:table-cell table:style-name="ce1" office:value-type="string" calcext:value-type="string">
            <text:p>com.toxtox.philosopherstonewidget_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 office:value-type="string" calcext:value-type="string">
            <text:p>com.jens.automation2_115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3">
          <table:table-cell table:number-columns-repeated="6"/>
          <table:table-cell table:style-name="ce1" office:value-type="string" calcext:value-type="string">
            <text:p>network.ubic.ubic_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 office:value-type="string" calcext:value-type="string">
            <text:p>org.fdroid.nearby_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1001"/>
        </table:table-row>
        <table:table-row table:style-name="ro3">
          <table:table-cell table:number-columns-repeated="6"/>
          <table:table-cell table:style-name="ce1" office:value-type="string" calcext:value-type="string">
            <text:p>de.drhoffmannsoft.pizza_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com.looker.droidify_4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number-columns-repeated="6"/>
          <table:table-cell table:style-name="ce1" office:value-type="string" calcext:value-type="string">
            <text:p>net.taler.merchantpos_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édia: 7.53</text:p>
          </table:table-cell>
          <table:table-cell office:value-type="string" calcext:value-type="string">
            <text:p>Média: 0.65</text:p>
          </table:table-cell>
          <table:table-cell office:value-type="string" calcext:value-type="string">
            <text:p>Média: 2.67</text:p>
          </table:table-cell>
          <table:table-cell office:value-type="string" calcext:value-type="string">
            <text:p>Média: 4.2</text:p>
          </table:table-cell>
          <table:table-cell table:number-columns-repeated="1001"/>
        </table:table-row>
        <table:table-row table:style-name="ro3">
          <table:table-cell table:number-columns-repeated="6"/>
          <table:table-cell table:style-name="ce1" office:value-type="string" calcext:value-type="string">
            <text:p>at.zweng.bankomatinfos2_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Desvio P: 16.49</text:p>
          </table:table-cell>
          <table:table-cell office:value-type="string" calcext:value-type="string">
            <text:p>Desvio P: 2.69</text:p>
          </table:table-cell>
          <table:table-cell office:value-type="string" calcext:value-type="string">
            <text:p>Desvio P: 7.07</text:p>
          </table:table-cell>
          <table:table-cell office:value-type="string" calcext:value-type="string">
            <text:p>Desvio Padrão: 12</text:p>
          </table:table-cell>
          <table:table-cell table:number-columns-repeated="1001"/>
        </table:table-row>
        <table:table-row table:style-name="ro3">
          <table:table-cell table:number-columns-repeated="6"/>
          <table:table-cell table:style-name="ce1" office:value-type="string" calcext:value-type="string">
            <text:p>info.tangential.cone_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Variância: 272.21</text:p>
          </table:table-cell>
          <table:table-cell office:value-type="string" calcext:value-type="string">
            <text:p>Variância: 7.27</text:p>
          </table:table-cell>
          <table:table-cell office:value-type="string" calcext:value-type="string">
            <text:p>Variância: 50.07</text:p>
          </table:table-cell>
          <table:table-cell office:value-type="string" calcext:value-type="string">
            <text:p>Variância: 146.4</text:p>
          </table:table-cell>
          <table:table-cell table:number-columns-repeated="1001"/>
        </table:table-row>
        <table:table-row table:style-name="ro3">
          <table:table-cell table:number-columns-repeated="6"/>
          <table:table-cell table:style-name="ce1" office:value-type="string" calcext:value-type="string">
            <text:p>com.flasskamp.subz_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net.ktnx.mobileledger_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com.hykwok.CurrencyConverter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protect.budgetwatch_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com.brentpanther.ethereumwidget_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com.nanoconverter.zlab_3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com.lako.walletcount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de.bitsharesmunich.wallet_1000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protect.rentalcalc_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com.fproject.cryptolitycs_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net.nitratine.priceperunit_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me.kuehle.carreport_7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com.cohenchris.weeklybudget_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io.bluewallet.bluewallet_6020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com.pvpc.precio_luz_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de.freewarepoint.whohasmystuff_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org.dash.electrum.electrum_dash_4010500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com.jstephan.yarc_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me.hackerchick.catima_9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hashengineering.groestlcoin.wallet_test_814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org.walleth_514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org.tryton.client_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mobi.boilr.boilr_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eu.uwot.fabio.altcoinprices_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com.igisw.openmoneybox_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com.lightning.walletapp_15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com.invoiceninja.app_6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org.elijaxapps.androidxmrigminer_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com.marv42.ebt.newnote_5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protect.card_locker_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com.xvzan.simplemoneytracker_20200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com.mattallen.loaned_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de.salomax.currencies_11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com.vgorcum.minedmonero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de.blocklink.pigrid_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1" office:value-type="string" calcext:value-type="string">
            <text:p>protect.gift_card_guard_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string" calcext:value-type="string">
            <text:p>Média: 10.45</text:p>
          </table:table-cell>
          <table:table-cell office:value-type="string" calcext:value-type="string">
            <text:p>Média: 1.33</text:p>
          </table:table-cell>
          <table:table-cell office:value-type="string" calcext:value-type="string">
            <text:p>Média: 4.68</text:p>
          </table:table-cell>
          <table:table-cell office:value-type="string" calcext:value-type="string">
            <text:p>Média: 4.4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string" calcext:value-type="string">
            <text:p>Desvio P: 20.71</text:p>
          </table:table-cell>
          <table:table-cell office:value-type="string" calcext:value-type="string">
            <text:p>Desvio P: 4.72</text:p>
          </table:table-cell>
          <table:table-cell office:value-type="string" calcext:value-type="string">
            <text:p>Desvio P: 10.03</text:p>
          </table:table-cell>
          <table:table-cell office:value-type="string" calcext:value-type="string">
            <text:p>Desvio P: <text:s/>10.0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string" calcext:value-type="string">
            <text:p>Variância: 429.13</text:p>
          </table:table-cell>
          <table:table-cell office:value-type="string" calcext:value-type="string">
            <text:p>Variância: <text:s/>22.2</text:p>
          </table:table-cell>
          <table:table-cell office:value-type="string" calcext:value-type="string">
            <text:p>Variância: 100.72</text:p>
          </table:table-cell>
          <table:table-cell office:value-type="string" calcext:value-type="string">
            <text:p>Variância: 101.1</text:p>
          </table:table-cell>
          <table:table-cell table:number-columns-repeated="1013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ogniCrypt" style:display-name="PageStyle_CogniCry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yptoGuard" style:display-name="PageStyle_CryptoGua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2T10:12:49.372385937</dc:date>
    <meta:editing-duration>PT6M54S</meta:editing-duration>
    <meta:editing-cycles>1</meta:editing-cycles>
    <meta:document-statistic meta:table-count="2" meta:cell-count="2639" meta:object-count="0"/>
    <meta:generator>LibreOffice/6.4.7.2$Linux_X86_64 LibreOffice_project/40$Build-2</meta:generator>
  </office:meta>
</office:document-meta>
</file>